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0">
            <text:p>UB-3810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832.0">
            <text:p>832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9">
            <text:p>-1.79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1">
            <text:p>UB-3811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405.0">
            <text:p>405.0</text:p>
          </table:table-cell>
          <table:table-cell office:value-type="float" office:value="33.0">
            <text:p>3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6">
            <text:p>-0.36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2">
            <text:p>UB-3812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794.0">
            <text:p>794.0</text:p>
          </table:table-cell>
          <table:table-cell office:value-type="float" office:value="33.0">
            <text:p>3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9">
            <text:p>-0.3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3">
            <text:p>UB-3813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5309.0">
            <text:p>5309.0</text:p>
          </table:table-cell>
          <table:table-cell office:value-type="float" office:value="44.0">
            <text:p>44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52">
            <text:p>-2.52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4">
            <text:p>UB-3814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2275.0">
            <text:p>2275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49">
            <text:p>UB-3949</text:p>
          </table:table-cell>
          <table:table-cell office:value-type="float" office:value="52.07">
            <text:p>52.07</text:p>
          </table:table-cell>
          <table:table-cell office:value-type="float" office:value="-9.92">
            <text:p>-9.92</text:p>
          </table:table-cell>
          <table:table-cell office:value-type="float" office:value="6271.0">
            <text:p>6271.0</text:p>
          </table:table-cell>
          <table:table-cell office:value-type="float" office:value="44.0">
            <text:p>44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35">
            <text:p>-3.3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Beta-80718">
            <text:p>Beta-80718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380.0">
            <text:p>3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1">
            <text:p>UB-3951</text:p>
          </table:table-cell>
          <table:table-cell office:value-type="float" office:value="52.13">
            <text:p>52.13</text:p>
          </table:table-cell>
          <table:table-cell office:value-type="float" office:value="-9.8">
            <text:p>-9.8</text:p>
          </table:table-cell>
          <table:table-cell office:value-type="float" office:value="2733.0">
            <text:p>2733.0</text:p>
          </table:table-cell>
          <table:table-cell office:value-type="float" office:value="243.0">
            <text:p>243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Beta-80716">
            <text:p>Beta-80716</text:p>
          </table:table-cell>
          <table:table-cell office:value-type="float" office:value="52.07">
            <text:p>52.07</text:p>
          </table:table-cell>
          <table:table-cell office:value-type="float" office:value="-9.92">
            <text:p>-9.92</text:p>
          </table:table-cell>
          <table:table-cell office:value-type="float" office:value="410.0">
            <text:p>41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42">
            <text:p>-0.42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15">
            <text:p>UB-3815</text:p>
          </table:table-cell>
          <table:table-cell office:value-type="float" office:value="52.06">
            <text:p>52.06</text:p>
          </table:table-cell>
          <table:table-cell office:value-type="float" office:value="-9.97">
            <text:p>-9.97</text:p>
          </table:table-cell>
          <table:table-cell office:value-type="float" office:value="2787.0">
            <text:p>2787.0</text:p>
          </table:table-cell>
          <table:table-cell office:value-type="float" office:value="48.0">
            <text:p>48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57">
            <text:p>-4.57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2">
            <text:p>UB-3952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966.0">
            <text:p>966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7">
            <text:p>-1.37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27">
            <text:p>UB-3827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2882.0">
            <text:p>2882.0</text:p>
          </table:table-cell>
          <table:table-cell office:value-type="float" office:value="34.0">
            <text:p>34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Beta-80717">
            <text:p>Beta-80717</text:p>
          </table:table-cell>
          <table:table-cell office:value-type="float" office:value="52.13">
            <text:p>52.13</text:p>
          </table:table-cell>
          <table:table-cell office:value-type="float" office:value="-9.8">
            <text:p>-9.8</text:p>
          </table:table-cell>
          <table:table-cell office:value-type="float" office:value="1060.0">
            <text:p>10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9">
            <text:p>-0.69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3">
            <text:p>UB-3953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1765.0">
            <text:p>1765.0</text:p>
          </table:table-cell>
          <table:table-cell office:value-type="float" office:value="57.0">
            <text:p>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4">
            <text:p>UB-3954</text:p>
          </table:table-cell>
          <table:table-cell office:value-type="float" office:value="52.12">
            <text:p>52.12</text:p>
          </table:table-cell>
          <table:table-cell office:value-type="float" office:value="-9.85">
            <text:p>-9.85</text:p>
          </table:table-cell>
          <table:table-cell office:value-type="float" office:value="4220.0">
            <text:p>4220.0</text:p>
          </table:table-cell>
          <table:table-cell office:value-type="float" office:value="55.0">
            <text:p>5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0">
            <text:p>UB-4020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4193.0">
            <text:p>4193.0</text:p>
          </table:table-cell>
          <table:table-cell office:value-type="float" office:value="86.0">
            <text:p>86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21">
            <text:p>-3.21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5">
            <text:p>SRR-3205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1100.0">
            <text:p>11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6">
            <text:p>UB-4016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863.0">
            <text:p>863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6">
            <text:p>-1.2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7">
            <text:p>UB-4017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891.0">
            <text:p>891.0</text:p>
          </table:table-cell>
          <table:table-cell office:value-type="float" office:value="58.0">
            <text:p>5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8">
            <text:p>-1.38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8">
            <text:p>UB-4018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1315.0">
            <text:p>1315.0</text:p>
          </table:table-cell>
          <table:table-cell office:value-type="float" office:value="41.0">
            <text:p>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9">
            <text:p>UB-4019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2772.0">
            <text:p>2772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3">
            <text:p>-2.8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753">
            <text:p>UB-2753</text:p>
          </table:table-cell>
          <table:table-cell office:value-type="float" office:value="52.3">
            <text:p>52.3</text:p>
          </table:table-cell>
          <table:table-cell office:value-type="float" office:value="-10.04">
            <text:p>-10.04</text:p>
          </table:table-cell>
          <table:table-cell office:value-type="float" office:value="4065.0">
            <text:p>4065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4.01">
            <text:p>-4.01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1">
            <text:p>UB-4021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5580.0">
            <text:p>5580.0</text:p>
          </table:table-cell>
          <table:table-cell office:value-type="float" office:value="48.0">
            <text:p>48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96">
            <text:p>-3.96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48">
            <text:p>UB-3948</text:p>
          </table:table-cell>
          <table:table-cell office:value-type="float" office:value="52.07">
            <text:p>52.07</text:p>
          </table:table-cell>
          <table:table-cell office:value-type="float" office:value="-9.92">
            <text:p>-9.92</text:p>
          </table:table-cell>
          <table:table-cell office:value-type="float" office:value="4575.0">
            <text:p>4575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29">
            <text:p>-2.2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2">
            <text:p>UB-4022</text:p>
          </table:table-cell>
          <table:table-cell office:value-type="float" office:value="52.12">
            <text:p>52.12</text:p>
          </table:table-cell>
          <table:table-cell office:value-type="float" office:value="-9.86">
            <text:p>-9.86</text:p>
          </table:table-cell>
          <table:table-cell office:value-type="float" office:value="3845.0">
            <text:p>3845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Coxon1996,ShennanEtal2018">
            <text:p>DelaneyCoxon1996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11">
            <text:p>SRR-3211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3580.0">
            <text:p>35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9">
            <text:p>-1.1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9">
            <text:p>SRR-3209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3620.0">
            <text:p>36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4">
            <text:p>-1.14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8">
            <text:p>SRR-3208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3000.0">
            <text:p>30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29">
            <text:p>UB-3829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1736.0">
            <text:p>1736.0</text:p>
          </table:table-cell>
          <table:table-cell office:value-type="float" office:value="47.0">
            <text:p>4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6">
            <text:p>-2.2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7">
            <text:p>SRR-3207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1350.0">
            <text:p>1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4">
            <text:p>-0.34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SRR-3206">
            <text:p>SRR-3206</text:p>
          </table:table-cell>
          <table:table-cell office:value-type="float" office:value="52.11">
            <text:p>52.11</text:p>
          </table:table-cell>
          <table:table-cell office:value-type="float" office:value="-9.89">
            <text:p>-9.89</text:p>
          </table:table-cell>
          <table:table-cell office:value-type="float" office:value="1110.0">
            <text:p>11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09">
            <text:p>-0.0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23">
            <text:p>UB-4023</text:p>
          </table:table-cell>
          <table:table-cell office:value-type="float" office:value="52.12">
            <text:p>52.12</text:p>
          </table:table-cell>
          <table:table-cell office:value-type="float" office:value="-9.86">
            <text:p>-9.86</text:p>
          </table:table-cell>
          <table:table-cell office:value-type="float" office:value="3667.0">
            <text:p>3667.0</text:p>
          </table:table-cell>
          <table:table-cell office:value-type="float" office:value="34.0">
            <text:p>3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5">
            <text:p>-2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elaneyCoxon1996,ShennanEtal2018">
            <text:p>DelaneyCoxon1996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4015">
            <text:p>UB-4015</text:p>
          </table:table-cell>
          <table:table-cell office:value-type="float" office:value="52.11">
            <text:p>52.11</text:p>
          </table:table-cell>
          <table:table-cell office:value-type="float" office:value="-9.88">
            <text:p>-9.88</text:p>
          </table:table-cell>
          <table:table-cell office:value-type="float" office:value="580.0">
            <text:p>580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3">
            <text:p>-1.0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950">
            <text:p>UB-3950</text:p>
          </table:table-cell>
          <table:table-cell office:value-type="float" office:value="52.13">
            <text:p>52.13</text:p>
          </table:table-cell>
          <table:table-cell office:value-type="float" office:value="-9.8">
            <text:p>-9.8</text:p>
          </table:table-cell>
          <table:table-cell office:value-type="float" office:value="1503.0">
            <text:p>1503.0</text:p>
          </table:table-cell>
          <table:table-cell office:value-type="float" office:value="55.0">
            <text:p>5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30">
            <text:p>UB-3830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624.0">
            <text:p>624.0</text:p>
          </table:table-cell>
          <table:table-cell office:value-type="float" office:value="51.0">
            <text:p>5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6">
            <text:p>-1.06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I-7432">
            <text:p>I-7432</text:p>
          </table:table-cell>
          <table:table-cell office:value-type="float" office:value="52.24">
            <text:p>52.24</text:p>
          </table:table-cell>
          <table:table-cell office:value-type="float" office:value="-9.97">
            <text:p>-9.97</text:p>
          </table:table-cell>
          <table:table-cell office:value-type="float" office:value="4775.0">
            <text:p>47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92">
            <text:p>0.92</text:p>
          </table:table-cell>
          <table:table-cell office:value-type="float" office:value="1.59">
            <text:p>1.59</text:p>
          </table:table-cell>
          <table:table-cell office:value-type="float" office:value="1.59">
            <text:p>1.59</text:p>
          </table:table-cell>
          <table:table-cell office:value-type="string" office:value="Penny1983,ShennanEtal2018">
            <text:p>Penny1983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828">
            <text:p>UB-2828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1918.0">
            <text:p>1918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2">
            <text:p>-2.8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DelaneyEtal2012,ShennanEtal2018">
            <text:p>DelaneyEtal2012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754">
            <text:p>UB-2754</text:p>
          </table:table-cell>
          <table:table-cell office:value-type="float" office:value="52.3">
            <text:p>52.3</text:p>
          </table:table-cell>
          <table:table-cell office:value-type="float" office:value="-10.04">
            <text:p>-10.04</text:p>
          </table:table-cell>
          <table:table-cell office:value-type="float" office:value="4355.0">
            <text:p>435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1">
            <text:p>-4.81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2755">
            <text:p>UB-2755</text:p>
          </table:table-cell>
          <table:table-cell office:value-type="float" office:value="52.3">
            <text:p>52.3</text:p>
          </table:table-cell>
          <table:table-cell office:value-type="float" office:value="-10.04">
            <text:p>-10.04</text:p>
          </table:table-cell>
          <table:table-cell office:value-type="float" office:value="4540.0">
            <text:p>454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01">
            <text:p>-5.01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CarterEtal1989,ShennanEtal2018">
            <text:p>CarterEtal1989,ShennanEtal2018</text:p>
          </table:table-cell>
        </table:table-row>
        <table:table-row>
          <table:table-cell office:value-type="string" office:value="Kerry">
            <text:p>Kerry</text:p>
          </table:table-cell>
          <table:table-cell office:value-type="string" office:value="radiocarbon">
            <text:p>radiocarbon</text:p>
          </table:table-cell>
          <table:table-cell office:value-type="string" office:value="UB-3831">
            <text:p>UB-3831</text:p>
          </table:table-cell>
          <table:table-cell office:value-type="float" office:value="52.13">
            <text:p>52.13</text:p>
          </table:table-cell>
          <table:table-cell office:value-type="float" office:value="-9.82">
            <text:p>-9.82</text:p>
          </table:table-cell>
          <table:table-cell office:value-type="float" office:value="439.0">
            <text:p>439.0</text:p>
          </table:table-cell>
          <table:table-cell office:value-type="float" office:value="46.0">
            <text:p>4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8">
            <text:p>-0.88</text:p>
          </table:table-cell>
          <table:table-cell office:value-type="float" office:value="0.46">
            <text:p>0.46</text:p>
          </table:table-cell>
          <table:table-cell office:value-type="float" office:value="0.46">
            <text:p>0.46</text:p>
          </table:table-cell>
          <table:table-cell office:value-type="string" office:value="DelaneyEtal2012,ShennanEtal2018">
            <text:p>DelaneyEtal201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